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794cm" table:align="right" style:writing-mode="lr-tb"/>
    </style:style>
    <style:style style:name="Table9.A" style:family="table-column">
      <style:table-column-properties style:column-width="17.7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11058" officeooo:paragraph-rsid="00111058"/>
    </style:style>
    <style:style style:name="P9" style:family="paragraph" style:parent-style-name="Table_20_Contents">
      <style:text-properties officeooo:rsid="00122e0b" officeooo:paragraph-rsid="00122e0b"/>
    </style:style>
    <style:style style:name="P10" style:family="paragraph" style:parent-style-name="Table_20_Contents">
      <style:text-properties fo:font-weight="bold" officeooo:rsid="00122e0b" officeooo:paragraph-rsid="00122e0b" style:font-weight-asian="bold" style:font-weight-complex="bold"/>
    </style:style>
    <style:style style:name="P11" style:family="paragraph" style:parent-style-name="Table_20_Contents">
      <style:text-properties fo:font-weight="bold" officeooo:rsid="00111058" officeooo:paragraph-rsid="00111058" style:font-weight-asian="bold" style:font-weight-complex="bold"/>
    </style:style>
    <style:style style:name="P12" style:family="paragraph" style:parent-style-name="Table_20_Contents">
      <style:text-properties officeooo:rsid="00131dcc" officeooo:paragraph-rsid="00131dcc"/>
    </style:style>
    <style:style style:name="P13" style:family="paragraph" style:parent-style-name="Table_20_Contents">
      <style:text-properties officeooo:rsid="00164f49" officeooo:paragraph-rsid="00164f49"/>
    </style:style>
    <style:style style:name="P14" style:family="paragraph" style:parent-style-name="Table_20_Contents">
      <style:text-properties officeooo:rsid="00169fb1" officeooo:paragraph-rsid="00169fb1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22e0b"/>
    </style:style>
    <style:style style:name="T5" style:family="text">
      <style:text-properties officeooo:rsid="001503fb"/>
    </style:style>
    <style:style style:name="T6" style:family="text">
      <style:text-properties officeooo:rsid="00169fb1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<text:span text:style-name="T4">p</text:span>s -A<text:span text:style-name="T4">f </text:span><text:s text:c="2"/><text:span text:style-name="T4">| grep cron</text:span></text:p>
            <text:p text:style-name="P8">PID</text:p>
            <text:p text:style-name="P8"><text:s/>1040 ? <text:s text:c="7"/>00:00:00 cron</text:p>
            <text:p text:style-name="P8"><text:s/>1042 ? <text:s text:c="7"/>00:00:00 atd</text:p>
            <text:p text:style-name="P11">ps -p 1040 -F</text:p>
            <text:p text:style-name="P8">UID <text:s text:c="7"/>PID <text:s/>PPID <text:s/>C <text:s text:c="3"/>SZ <text:s text:c="2"/>RSS PSR STIME TTY <text:s text:c="9"/>TIME CMD</text:p>
            <text:p text:style-name="P8">root <text:s text:c="5"/>1040 <text:s text:c="4"/>1 <text:s/>0 <text:s/>5914 <text:s/>1016 <text:s text:c="2"/>1 09:21 ? <text:s text:c="7"/>00:00:00 cron</text:p>
            <text:p text:style-name="P10">ps -p 1042 -F</text:p>
            <text:p text:style-name="P9">UID <text:s text:c="7"/>PID <text:s/>PPID <text:s/>C <text:s text:c="3"/>SZ <text:s text:c="2"/>RSS PSR STIME TTY <text:s text:c="9"/>TIME CMD</text:p>
            <text:p text:style-name="P9">daemon <text:s text:c="3"/>1042 <text:s text:c="4"/>1 <text:s/>0 <text:s/>4785 <text:s text:c="2"/>164 <text:s text:c="2"/>0 09:21 ? <text:s text:c="7"/>00:00:00 atd</text:p>
            <text:p text:style-name="P12">TTY=Terminal Asociado con el proceso</text:p>
            <text:p text:style-name="P12">CMD=Nombre del ejecutable</text:p>
            <text:p text:style-name="P12">TIME=El uso de CPU</text:p>
            <text:p text:style-name="P12">UID=El id del usuario</text:p>
            <text:p text:style-name="P12">PPID= El proceso padre</text:p>
            <text:p text:style-name="P12">PSR=El procesador <text:span text:style-name="T5">a</text:span>l cual <text:span text:style-name="T5">el </text:span>proceso esta asignado</text:p>
            <text:p text:style-name="P12">RSS= Tamaño del conjunto residente. La memoria fisica no intercambiable que ha usado esta tarea.</text:p>
            <text:p text:style-name="P12">SZ=Tamaño de pagina físico de la imagen del nucleo del proceso.</text:p>
            <text:p text:style-name="P12">C=El porcentaje de CPU que esta utilizando</text:p>
          </table:table-cell>
        </table:table-row>
      </table:table>
      <text:p text:style-name="Standard"/>
      <text:p text:style-name="Standard">Mi solución a la <text:span text:style-name="T2">actividad 4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<text:span text:style-name="T6">1. </text:span>E<text:span text:style-name="T6">l</text:span> directorio inicial es en el que se encuentre el usuario que lanza AT. El proceso hereda el directorio de trabajo que tiene at.</text:p>
            <text:p text:style-name="P14">2. 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5</text:span> ha sido:</text:p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5.3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5.5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6</meta:editing-cycles>
    <meta:creation-date>2011-10-05T09:46:35.67</meta:creation-date>
    <meta:editing-duration>PT22H23M28S</meta:editing-duration>
    <meta:generator>LibreOffice/4.2.6.3$Linux_X86_64 LibreOffice_project/420m0$Build-3</meta:generator>
    <dc:date>2014-10-30T10:52:07.885321823</dc:date>
    <meta:print-date>2011-10-06T10:39:21.37</meta:print-date>
    <meta:document-statistic meta:table-count="11" meta:image-count="1" meta:object-count="0" meta:page-count="3" meta:paragraph-count="38" meta:word-count="313" meta:character-count="1870" meta:non-whitespace-character-count="1472"/>
    <meta:user-defined meta:name="Información 1"/>
    <meta:user-defined meta:name="Información 2"/>
    <meta:user-defined meta:name="Información 3"/>
    <meta:user-defined meta:name="Información 4"/>
  </office:meta>
</office:document-meta>
</file>